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kFileUpload.setSizeThreshold( int size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Upload.getSizeThres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Upload.setRepositoryPath( String repository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Upload.DiskFileUpload( DefaultFileItemFactory fileItem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kFileUpload.getRepositor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Upload.setFileItemFactory( FileItem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Upload.DiskFileUp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kFileUpload.getFileIte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Upload.parseRequest( HttpServletRequest req , int sizeThreshold , long sizeMax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